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serif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6.933cm" table:align="left"/>
    </style:style>
    <style:style style:name="Table1.A" style:family="table-column">
      <style:table-column-properties style:column-width="16.933cm"/>
    </style:style>
    <style:style style:name="Table1.A1" style:family="table-cell">
      <style:table-cell-properties fo:padding="0.049cm" fo:border="1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ing_20_4">
      <style:text-properties officeooo:paragraph-rsid="00071099"/>
    </style:style>
    <style:style style:name="P3" style:family="paragraph" style:parent-style-name="Heading_20_5">
      <style:text-properties officeooo:paragraph-rsid="00071099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Код">
      <style:text-properties officeooo:paragraph-rsid="00071099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ru" fo:country="RU" officeooo:paragraph-rsid="00071099"/>
    </style:style>
    <style:style style:name="P10" style:family="paragraph" style:parent-style-name="Text_20_body">
      <style:text-properties fo:language="ru" fo:country="RU" officeooo:rsid="00071099" officeooo:paragraph-rsid="00071099"/>
    </style:style>
    <style:style style:name="P11" style:family="paragraph" style:parent-style-name="Text_20_body">
      <style:text-properties officeooo:paragraph-rsid="00071099"/>
    </style:style>
    <style:style style:name="P12" style:family="paragraph" style:parent-style-name="Table_20_Contents">
      <style:paragraph-properties fo:margin-top="0cm" fo:margin-bottom="0.499cm" loext:contextual-spacing="false"/>
    </style:style>
    <style:style style:name="P13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109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71099"/>
    </style:style>
    <style:style style:name="T5" style:family="text">
      <style:text-properties fo:language="ru" fo:country="RU" officeooo:rsid="0009ebf6"/>
    </style:style>
    <style:style style:name="T6" style:family="text">
      <style:text-properties officeooo:rsid="00071099"/>
    </style:style>
    <style:style style:name="T7" style:family="text">
      <style:text-properties style:font-name="Times New Roman1" fo:font-size="12pt"/>
    </style:style>
    <style:style style:name="T8" style:family="text">
      <style:text-properties officeooo:rsid="00087f99"/>
    </style:style>
    <style:style style:name="T9" style:family="text">
      <style:text-properties officeooo:rsid="000bb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Лабораторная работа <text:span text:style-name="T2">8</text:span></text:h>
      <text:h text:style-name="Heading_20_4" text:outline-level="4"><text:span text:style-name="T2">8</text:span>.1</text:h>
      <text:p text:style-name="P6"><text:span text:style-name="T7">Выполнить разработку программы BubbleSort из приведенных ниже разделов проекта. Выполните это в следующей последовательности:</text:span> </text:p>
      <text:h text:style-name="Heading_20_5" text:outline-level="5">a) [#20]</text:h>
      <text:p text:style-name="P9">Разработайте план сборки программы. Запишите его в следующей форме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План сборки программы Example</text:p>
            <text:p text:style-name="P12"><text:bookmark text:name="h75737-2"/><text:bookmark text:name="p75737-4"/>Этап 1 Разраб.программа <text:span text:style-name="T2">8</text:span>А = DP6 +DP<text:span text:style-name="T2">8</text:span>.3 + DP<text:span text:style-name="T2">8</text:span>.3.1=15(стр.)+14(стр.)+10(стр.) =34(стр)</text:p>
            <text:p text:style-name="P12"><text:bookmark text:name="p75737-5"/>Этап 2 Разраб.программа <text:span text:style-name="T2">8</text:span>В = <text:span text:style-name="T2">8</text:span>A + DP<text:span text:style-name="T2">8</text:span>.2 =34(стр.) + 18(стр.)= 52(стр.)</text:p>
            <text:p text:style-name="P12">и т.д...</text:p>
          </table:table-cell>
        </table:table-row>
      </table:table>
      <text:p text:style-name="Text_20_body">Таким образом, для каждого этапа укажите номера собираемых разделов проекта и их размеры. <text:span text:style-name="T9">Подумайте, что каждый этап будет делать, и как вы его будете тестировать.</text:span></text:p>
      <text:p text:style-name="Text_20_body">Для программы BubbleSort потребуется три этапа сборки.</text:p>
      <text:h text:style-name="P3" text:outline-level="5">b) [#20] </text:h>
      <text:p text:style-name="Text_20_body">Сборка программы с обязательным тестированием каждого этапа.</text:p>
      <text:p text:style-name="Text_20_body">Выполнение:</text:p>
      <text:p text:style-name="Код">INPUT:34251<text:line-break/>OUTPUT:12345</text:p>
      <text:p text:style-name="Код"/>
      <text:p text:style-name="Код"><text:bookmark text:name="p75737-8"/>INPUT:11523<text:line-break/>OUTPUT:11235</text:p>
      <text:p text:style-name="Text_20_body"><text:line-break/>Разделы проекта<text:span text:style-name="T2">:</text:span></text:p>
      <text:p text:style-name="P5"><text:span text:style-name="T1">DP</text:span><text:span text:style-name="T2">8</text:span></text:p>
      <text:p text:style-name="Код">PROGRAM BubbleSort(INPUT, OUTPUT);</text:p>
      <text:p text:style-name="Код"><text:span text:style-name="T1">{ </text:span>Сортируем первую строку <text:span text:style-name="T1">INPUT </text:span>в <text:span text:style-name="T1">OUTPUT }</text:span></text:p>
      <text:p text:style-name="Код"><text:span text:style-name="T1">VAR</text:span></text:p>
      <text:p text:style-name="Код">  <text:span text:style-name="T1">Sorted, Ch, Ch1, Ch2: CHAR;</text:span></text:p>
      <text:p text:style-name="Код">  <text:span text:style-name="T1">F1, F2: TEXT;</text:span></text:p>
      <text:p text:style-name="Код"><text:span text:style-name="T1">BEGIN { BubbleSort }</text:span></text:p>
      <text:p text:style-name="Код">  <text:span text:style-name="T1">{ Копируем INPUT в F1 }</text:span></text:p>
      <text:p text:style-name="Код">  <text:span text:style-name="T1">Sorted := 'N';</text:span></text:p>
      <text:p text:style-name="Код">  <text:span text:style-name="T1">WHILE Sorted ='N'</text:span></text:p>
      <text:p text:style-name="Код">  <text:span text:style-name="T1">DO</text:span></text:p>
      <text:p text:style-name="Код">    <text:span text:style-name="T1">BEGIN</text:span></text:p>
      <text:p text:style-name="Код">      { Копируем <text:span text:style-name="T1">F</text:span>1 в <text:span text:style-name="T1">F</text:span>2,проверяя отсортированность</text:p>
      <text:p text:style-name="Код">       и переставляя первые соседнии символы по порядку}</text:p>
      <text:p text:style-name="Код">      { Копируем <text:span text:style-name="T1">F</text:span>2 в <text:span text:style-name="T1">F</text:span>1 }</text:p>
      <text:p text:style-name="Код">    <text:span text:style-name="T1">END</text:span>;</text:p>
      <text:p text:style-name="Код"><text:soft-page-break/>  { Копируем <text:span text:style-name="T1">F</text:span>1 в <text:span text:style-name="T1">OUTPUT</text:span> }</text:p>
      <text:p text:style-name="Код"><text:span text:style-name="T1">END</text:span>.{ <text:span text:style-name="T1">BubbleSort</text:span> }</text:p>
      <text:p text:style-name="Код"/>
      <text:p text:style-name="Код"><text:span text:style-name="T1">DP</text:span> <text:span text:style-name="T2">8</text:span>.1</text:p>
      <text:p text:style-name="Код"><text:span text:style-name="T1">BEGIN</text:span> { Копируем <text:span text:style-name="T1">F</text:span>1 в <text:span text:style-name="T1">F</text:span>2, проверяя отсортированность</text:p>
      <text:p text:style-name="Код">  и переставляя первые соседнии символы по порядку}</text:p>
      <text:p text:style-name="Код">  <text:span text:style-name="T1">Sorted := 'Y';</text:span></text:p>
      <text:p text:style-name="Код">  <text:span text:style-name="T1">RESET(F1);</text:span></text:p>
      <text:p text:style-name="Код">  <text:span text:style-name="T1">REWRITE(F2);</text:span></text:p>
      <text:p text:style-name="Код">  <text:span text:style-name="T1">IF NOT EOLN(F1)</text:span></text:p>
      <text:p text:style-name="Код">  <text:span text:style-name="T1">THEN</text:span></text:p>
      <text:p text:style-name="Код">    <text:span text:style-name="T1">BEGIN</text:span></text:p>
      <text:p text:style-name="Код">      <text:span text:style-name="T1">READ(F1,Ch1);</text:span></text:p>
      <text:p text:style-name="Код">      <text:span text:style-name="T1">WHILE NOT EOLN(F1)</text:span></text:p>
      <text:p text:style-name="Код">      <text:span text:style-name="T1">DO</text:span> { По крайней мере два символа остается для <text:span text:style-name="T1">Ch</text:span>1,<text:span text:style-name="T1">Ch</text:span>2 }</text:p>
      <text:p text:style-name="Код">        <text:span text:style-name="T1">BEGIN</text:span></text:p>
      <text:p text:style-name="Код">          <text:span text:style-name="T1">READ</text:span>(<text:span text:style-name="T1">F</text:span>1, <text:span text:style-name="T1">Ch</text:span>2);</text:p>
      <text:p text:style-name="Код">          { Выводим   <text:span text:style-name="T1">min</text:span>(<text:span text:style-name="T1">Ch</text:span>1,<text:span text:style-name="T1">Ch</text:span>2) в  <text:span text:style-name="T1">F</text:span>2, записывая</text:p>
      <text:p text:style-name="Код">           отсортированные символы }</text:p>
      <text:p text:style-name="Код">        <text:span text:style-name="T1">END</text:span>;</text:p>
      <text:p text:style-name="Код">      <text:span text:style-name="T1">WRITELN</text:span>(<text:span text:style-name="T1">F</text:span>2, <text:span text:style-name="T1">Ch</text:span>1) { Выводим последний символ в <text:span text:style-name="T1">F</text:span>2 }</text:p>
      <text:p text:style-name="Код"><text:s/>   <text:span text:style-name="T1">END</text:span></text:p>
      <text:p text:style-name="Код"><text:span text:style-name="T1">END</text:span></text:p>
      <text:p text:style-name="Код"><text:span text:style-name="T1"/></text:p>
      <text:p text:style-name="Код"><text:span text:style-name="T1">DP</text:span><text:span text:style-name="T2">8</text:span>.1.1</text:p>
      <text:p text:style-name="Код">{ Выводим   <text:span text:style-name="T1">min</text:span>(<text:span text:style-name="T1">Ch</text:span>1,<text:span text:style-name="T1">Ch</text:span>2) в  <text:span text:style-name="T1">F</text:span>2, записывая отсортированные символы }</text:p>
      <text:p text:style-name="Код"><text:span text:style-name="T1">IF</text:span> <text:span text:style-name="T1">Ch</text:span>1 &lt;= <text:span text:style-name="T1">Ch</text:span>2</text:p>
      <text:p text:style-name="Код"><text:span text:style-name="T1">THEN</text:span></text:p>
      <text:p text:style-name="Код"><text:s/> <text:span text:style-name="T1">BEGIN</text:span></text:p>
      <text:p text:style-name="Код"><text:span text:style-name="T1"><text:s text:c="4"/>WRITE(F2, Ch1);</text:span></text:p>
      <text:p text:style-name="Код"><text:span text:style-name="T1"><text:s text:c="4"/>Ch1 := Ch2</text:span></text:p>
      <text:p text:style-name="Код"><text:span text:style-name="T1"><text:s text:c="2"/>END</text:span></text:p>
      <text:p text:style-name="Код"><text:span text:style-name="T1">ELSE</text:span></text:p>
      <text:p text:style-name="Код"><text:span text:style-name="T1"><text:s text:c="2"/>BEGIN</text:span></text:p>
      <text:p text:style-name="Код"><text:span text:style-name="T1"><text:s text:c="4"/>WRITE(F2, Ch2);</text:span></text:p>
      <text:p text:style-name="Код"><text:span text:style-name="T1"><text:s text:c="4"/>Sorted := 'N'</text:span></text:p>
      <text:p text:style-name="P5"><text:span text:style-name="T1">END</text:span></text:p>
      <text:p text:style-name="P5"><text:span text:style-name="T1"/></text:p>
      <text:p text:style-name="P5"><text:span text:style-name="T1">DP</text:span><text:span text:style-name="T2">8.</text:span><text:span text:style-name="T1">2</text:span></text:p>
      <text:p text:style-name="Код">BEGIN { Копируем INPUT в F1 }</text:p>
      <text:p text:style-name="Код">  <text:span text:style-name="T1">REWRITE(F1);</text:span></text:p>
      <text:p text:style-name="Код">  <text:span text:style-name="T1">WHILE NOT EOLN</text:span></text:p>
      <text:p text:style-name="Код">  <text:span text:style-name="T1">DO</text:span></text:p>
      <text:p text:style-name="Код">    <text:span text:style-name="T1">BEGIN</text:span></text:p>
      <text:p text:style-name="Код"><text:s/>     <text:span text:style-name="T1">READ(Ch);</text:span></text:p>
      <text:p text:style-name="Код">      <text:span text:style-name="T1">WRITE(F1, Ch);</text:span></text:p>
      <text:p text:style-name="Код">    <text:span text:style-name="T1">END;</text:span></text:p>
      <text:p text:style-name="Код">  <text:span text:style-name="T1">WRITELN(F1)</text:span></text:p>
      <text:p text:style-name="Код"><text:span text:style-name="T1">END;</text:span></text:p>
      <text:p text:style-name="Код"/>
      <text:p text:style-name="Код"/>
      <text:p text:style-name="Код"><text:soft-page-break/>DP<text:span text:style-name="T2">8</text:span>.4</text:p>
      <text:p text:style-name="Код">BEGIN { Копируем F2 в F1 }</text:p>
      <text:p text:style-name="Код">  <text:span text:style-name="T1">.................</text:span></text:p>
      <text:p text:style-name="Код">  <text:span text:style-name="T1">(аналогично DP</text:span><text:span text:style-name="T2">8</text:span><text:span text:style-name="T1">.2)</text:span></text:p>
      <text:p text:style-name="Код">END</text:p>
      <text:p text:style-name="Код"> </text:p>
      <text:p text:style-name="Код">DP<text:span text:style-name="T2">8</text:span>.5</text:p>
      <text:p text:style-name="Код">BEGIN { Копируем F1 в OUTPUT }</text:p>
      <text:p text:style-name="Код">  .................</text:p>
      <text:p text:style-name="Код">  (аналогично <text:span text:style-name="T1">DP</text:span><text:span text:style-name="T2">8</text:span>.2)</text:p>
      <text:p text:style-name="Код">END</text:p>
      <text:h text:style-name="Heading_20_4" text:outline-level="4"><text:span text:style-name="T2">8</text:span>.2 <text:span text:style-name="T1">[#</text:span><text:span text:style-name="T2">1</text:span><text:span text:style-name="T1">0]</text:span></text:h>
      <text:p text:style-name="P8"><text:span text:style-name="T7">Приведите содержимое файла F1 на каждом проходе BubbleSort для следующих входных данных: DBCA</text:span> </text:p>
      <text:p text:style-name="P10">Внесите минимальные изменения в программу, чтобы продемонстрировать это.</text:p>
      <text:h text:style-name="P2" text:outline-level="4"><text:span text:style-name="T4">8</text:span>.3 [#10]</text:h>
      <text:p text:style-name="Text_20_body">Переделайте BubbleSort в программу BubbleSortDown, которая сортирует файл в порядке убывания.</text:p>
      <text:h text:style-name="P2" text:outline-level="4"><text:span text:style-name="T6">8</text:span>.4 </text:h>
      <text:p text:style-name="Text_20_body">Переделайте BubbleSort в программу, обрабатывающую <text:span text:style-name="T8">входные </text:span>файлы с несколькими строками.</text:p>
      <text:h text:style-name="P3" text:outline-level="5"><text:bookmark text:name="p75737-19"/>a) [#15]</text:h>
      <text:p text:style-name="Text_20_body">Каждая строка сортируется отдельно и печатается как отдельная строка.</text:p>
      <text:p text:style-name="Text_20_body">(Программа BubbleSortMLA)</text:p>
      <text:h text:style-name="Heading_20_5" text:outline-level="5">b) [#1<text:span text:style-name="T8">0</text:span>]</text:h>
      <text:p text:style-name="P11">Весь файл сортируется вместе и печатается как одна строка.</text:p>
      <text:p text:style-name="Text_20_body">(Программа BubbleSortMLB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, serif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6pt solid #b2b2b2" style:shadow="none"/>
      <style:text-properties style:font-name="Courier New" fo:font-family="'Courier New'" style:font-style-name="Обычный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loext:contextual-spacing="false" fo:text-indent="0cm" style:auto-text-indent="false"/>
      <style:text-properties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ru" fo:country="RU" officeooo:rsid="0009ebf6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3">6</text:span><text:span text:style-name="MT2"><text:tab/><text:tab/></text:span><text:span text:style-name="MT2"><text:page-number text:select-page="current">1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4:13:47.03</meta:creation-date>
    <meta:editing-duration>PT4H26M30S</meta:editing-duration>
    <meta:editing-cycles>11</meta:editing-cycles>
    <meta:generator>LibreOffice/5.1.3.2$Windows_x86 LibreOffice_project/644e4637d1d8544fd9f56425bd6cec110e49301b</meta:generator>
    <dc:date>2016-11-01T21:02:46.045000000</dc:date>
    <meta:document-statistic meta:table-count="1" meta:image-count="0" meta:object-count="0" meta:page-count="3" meta:paragraph-count="105" meta:word-count="396" meta:character-count="2785" meta:non-whitespace-character-count="2289"/>
    <meta:template xlink:type="simple" xlink:actuate="onRequest" xlink:title="шабон" xlink:href="file:///C:/Documents%20and%20Settings/UserXP/Application%20Data/OpenOffice/4/user/template/шабон.ott" meta:date="2014-09-21T14:13:46.700000000"/>
  </office:meta>
</office:document-meta>
</file>